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adornments="標準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onsolas" fo:font-size="12pt" officeooo:rsid="000cd3b5" officeooo:paragraph-rsid="000cd3b5" style:font-name-asian="ＭＳ ゴシック" style:font-size-asian="12pt"/>
    </style:style>
    <style:style style:name="P2" style:family="paragraph" style:parent-style-name="Standard">
      <style:text-properties style:font-name="Consolas" fo:font-size="6pt" officeooo:paragraph-rsid="000919c1" style:font-name-asian="ＭＳ ゴシック" style:font-size-asian="6pt" style:font-size-complex="6pt"/>
    </style:style>
    <style:style style:name="P3" style:family="paragraph" style:parent-style-name="Standard">
      <style:text-properties style:font-name="Consolas" fo:font-size="6pt" officeooo:paragraph-rsid="001ec6ab" style:font-name-asian="ＭＳ ゴシック" style:font-size-asian="6pt" style:font-size-complex="6pt"/>
    </style:style>
    <style:style style:name="P4" style:family="paragraph" style:parent-style-name="Standard">
      <style:text-properties style:font-name="Consolas" fo:font-size="6pt" officeooo:paragraph-rsid="000919c1" style:font-name-asian="ＭＳ ゴシック" style:font-size-asian="6pt" style:font-size-complex="6pt"/>
    </style:style>
    <style:style style:name="P5" style:family="paragraph" style:parent-style-name="Standard">
      <style:text-properties officeooo:paragraph-rsid="000bd386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officeooo:rsid="000e89d1" style:font-size-asian="6pt" style:font-size-complex="6pt"/>
    </style:style>
    <style:style style:name="T3" style:family="text">
      <style:text-properties fo:font-size="6pt" officeooo:rsid="001ec6ab" style:font-size-asian="6pt" style:font-size-complex="6pt"/>
    </style:style>
    <style:style style:name="T4" style:family="text">
      <style:text-properties style:font-name="Consolas" fo:font-size="12pt" style:font-name-asian="ＭＳ ゴシック" style:font-size-asian="12pt"/>
    </style:style>
    <style:style style:name="T5" style:family="text">
      <style:text-properties style:font-name="Consolas" fo:font-size="6pt" style:font-name-asian="ＭＳ ゴシック" style:font-size-asian="6pt" style:font-size-complex="6pt"/>
    </style:style>
    <style:style style:name="T6" style:family="text">
      <style:text-properties style:font-name="Consolas" fo:font-size="6pt" officeooo:rsid="001ec6ab" style:font-name-asian="ＭＳ ゴシック" style:font-size-asian="6pt" style:font-size-complex="6pt"/>
    </style:style>
    <style:style style:name="T7" style:family="text">
      <style:text-properties style:font-name="Consolas" fo:font-size="6pt" officeooo:rsid="002a55ae" style:font-name-asian="ＭＳ ゴシック" style:font-size-asian="6pt" style:font-size-complex="6pt"/>
    </style:style>
    <style:style style:name="T8" style:family="text">
      <style:text-properties style:font-name="Consolas" fo:font-size="6pt" style:text-underline-style="none" style:font-name-asian="ＭＳ ゴシック" style:font-size-asian="6pt" style:font-size-complex="6pt"/>
    </style:style>
    <style:style style:name="T9" style:family="text">
      <style:text-properties style:font-name="Consolas" fo:font-size="16pt" style:font-name-asian="ＭＳ ゴシック" style:font-size-asian="16pt" style:font-size-complex="16pt"/>
    </style:style>
    <style:style style:name="T10" style:family="text">
      <style:text-properties officeooo:rsid="001c504f"/>
    </style:style>
    <style:style style:name="T11" style:family="text">
      <style:text-properties officeooo:rsid="001ec6ab"/>
    </style:style>
    <style:style style:name="T12" style:family="text">
      <style:text-properties officeooo:rsid="0029e255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7"/></text:p>
      <text:p text:style-name="P5"><text:span text:style-name="T7">プログラマー</text:span><text:span text:style-name="T5">（Web・アプリ開発者）</text:span><text:span text:style-name="T4"><text:line-break/></text:span><text:span text:style-name="T9">Shota Munemoto</text:span><text:span text:style-name="T4"><text:line-break/></text:span><text:span text:style-name="T5">shota.munemoto@gmail.com<text:line-break/></text:span><text:span text:style-name="T8">https://shota-munemoto.github.io/</text:span></text:p>
      <text:p text:style-name="P2"/>
      <text:p text:style-name="P2">JavaScript, React, Flow, Node.js, Yarn, Babel, webpack, Python, PuLP, Keras, Tensorflow, Ruby, Ruby on Rails, DxRuby, Java, Android, C++, Scala, Haskell, Lisp, <text:span text:style-name="T11">COBOL</text:span>, <text:span text:style-name="T12">SQL, </text:span>Bash, <text:span text:style-name="T12">HTML, CSS</text:span>, Vim, <text:span text:style-name="T10">VS Code, </text:span>Git<text:span text:style-name="T11">, </text:span>…</text:p>
      <text:p text:style-name="P3"/>
      <text:section text:style-name="Sect1" text:name="セクション1">
        <text:p text:style-name="P3">情報セキュリティスペシャリスト<text:line-break/>ネットワークスペシャリスト<text:line-break/>データベーススペシャリスト<text:line-break/>応用情報技術者<text:line-break/>基本情報技術者<text:line-break/>日商簿記検定2級</text:p>
      </text:section>
      <text:p text:style-name="P1"><text:span text:style-name="T1">0.</text:span><text:span text:style-name="T3">2</text:span><text:span text:style-name="T1">.</text:span><text:span text:style-name="T2">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adornments="標準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1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1cm" fo:page-height="5.5cm" style:num-format="1" style:print-orientation="portrait" fo:margin-top="0.499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2:06:14.965000000</meta:creation-date>
    <meta:editing-duration>PT1H5M59S</meta:editing-duration>
    <meta:editing-cycles>26</meta:editing-cycles>
    <meta:generator>LibreOffice/5.4.7.2$Windows_X86_64 LibreOffice_project/c838ef25c16710f8838b1faec480ebba495259d0</meta:generator>
    <dc:title>名刺</dc:title>
    <dc:date>2018-06-08T08:44:24.228000000</dc:date>
    <meta:document-statistic meta:table-count="0" meta:image-count="0" meta:object-count="0" meta:page-count="1" meta:paragraph-count="4" meta:word-count="116" meta:character-count="374" meta:non-whitespace-character-count="334"/>
    <meta:template xlink:type="simple" xlink:actuate="onRequest" xlink:title="名刺" xlink:href="../../AppData/Roaming/LibreOffice/4/user/template/他のビジネスドキュメント/名刺1.ott" meta:date="2018-05-27T12:06:14.760000000"/>
  </office:meta>
</office:document-meta>
</file>